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88.86mm" svg:height="99.07mm" svg:x="22.57mm" svg:y="89.78mm">
            <draw:object draw:notify-on-update-of-ranges="List1.C10:List1.H10 List1.B11:List1.B11 List1.C11:List1.H11 List1.B12:List1.B12 List1.C12:List1.H12 List1.B13:List1.B13 List1.C13:List1.H13 List1.B14:List1.B14 List1.C14:List1.H14 List1.B15:List1.B15 List1.C15:List1.H15 List1.B16:List1.B16 List1.C16:List1.H16 List1.B17:List1.B17 List1.C17:List1.H17 List1.B18:List1.B18 List1.C18:List1.H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3" office:value-type="string" calcext:value-type="string" table:number-columns-spanned="4" table:number-rows-spanned="1">
            <text:p>Relativní chyba [%]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office:value-type="string" calcext:value-type="string">
            <text:p>eps=0,25</text:p>
          </table:table-cell>
          <table:table-cell office:value-type="string" calcext:value-type="string">
            <text:p>eps=0,5</text:p>
          </table:table-cell>
          <table:table-cell office:value-type="string" calcext:value-type="string">
            <text:p>eps=0,75</text:p>
          </table:table-cell>
          <table:table-cell table:style-name="Default" office:value-type="string" calcext:value-type="string">
            <text:p>eps=0,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872053872054" calcext:value-type="float">
            <text:p>0,0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table:style-name="ce4" office:value-type="float" office:value="0.0033170255412342" calcext:value-type="float">
            <text:p>0,0033</text:p>
          </table:table-cell>
          <table:table-cell office:value-type="float" office:value="0.053024936264278" calcext:value-type="float">
            <text:p>0,05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.0025695931477516" calcext:value-type="float">
            <text:p>0,0026</text:p>
          </table:table-cell>
          <table:table-cell office:value-type="float" office:value="0.0025695931477516" calcext:value-type="float">
            <text:p>0,00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7380073800738" calcext:value-type="float">
            <text:p>0,0007</text:p>
          </table:table-cell>
          <table:table-cell table:style-name="ce4" office:value-type="float" office:value="0.0044653069382856" calcext:value-type="float">
            <text:p>0,0045</text:p>
          </table:table-cell>
          <table:table-cell office:value-type="float" office:value="0.0044653069382856" calcext:value-type="float">
            <text:p>0,00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.0016219673374224" calcext:value-type="float">
            <text:p>0,0016</text:p>
          </table:table-cell>
          <table:table-cell office:value-type="float" office:value="0.0016219673374224" calcext:value-type="float">
            <text:p>0,0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.00087829700053234" calcext:value-type="float">
            <text:p>0,0009</text:p>
          </table:table-cell>
          <table:table-cell office:value-type="float" office:value="0.00087829700053234" calcext:value-type="float">
            <text:p>0,000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eps=0,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83682008368201" calcext:value-type="float">
            <text:p>0,083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ps=0,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83682008368201" calcext:value-type="float">
            <text:p>0,0837</text:p>
          </table:table-cell>
          <table:table-cell office:value-type="float" office:value="0" calcext:value-type="float">
            <text:p>0</text:p>
          </table:table-cell>
          <table:table-cell office:value-type="float" office:value="0.03690036900369" calcext:value-type="float">
            <text:p>0,0369</text:p>
          </table:table-cell>
          <table:table-cell table:style-name="ce4" office:value-type="float" office:value="0.05350454788657" calcext:value-type="float">
            <text:p>0,0535</text:p>
          </table:table-cell>
          <table:table-cell table:style-name="ce4" office:value-type="float" office:value="0.022114108801415" calcext:value-type="float">
            <text:p>0,0221</text:p>
          </table:table-cell>
        </table:table-row>
        <table:table-row table:style-name="ro1">
          <table:table-cell/>
          <table:table-cell office:value-type="string" calcext:value-type="string">
            <text:p>eps=0,7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83682008368201" calcext:value-type="float">
            <text:p>0,0837</text:p>
          </table:table-cell>
          <table:table-cell table:style-name="ce4" office:value-type="float" office:value="0.12847965738758" calcext:value-type="float">
            <text:p>0,1285</text:p>
          </table:table-cell>
          <table:table-cell office:value-type="float" office:value="0.099206349206349" calcext:value-type="float">
            <text:p>0,0992</text:p>
          </table:table-cell>
          <table:table-cell table:style-name="ce4" office:value-type="float" office:value="0.05350454788657" calcext:value-type="float">
            <text:p>0,0535</text:p>
          </table:table-cell>
          <table:table-cell table:style-name="ce4" office:value-type="float" office:value="0.022114108801415" calcext:value-type="float">
            <text:p>0,0221</text:p>
          </table:table-cell>
        </table:table-row>
        <table:table-row table:style-name="ro1">
          <table:table-cell/>
          <table:table-cell office:value-type="string" calcext:value-type="string">
            <text:p>eps=0,9</text:p>
          </table:table-cell>
          <table:table-cell table:style-name="ce4" office:value-type="float" office:value="2.6936026936027" calcext:value-type="float">
            <text:p>2,6936</text:p>
          </table:table-cell>
          <table:table-cell table:style-name="ce4" office:value-type="float" office:value="1.0810810810811" calcext:value-type="float">
            <text:p>1,0811</text:p>
          </table:table-cell>
          <table:table-cell table:style-name="ce4" office:value-type="float" office:value="0.12847965738758" calcext:value-type="float">
            <text:p>0,1285</text:p>
          </table:table-cell>
          <table:table-cell office:value-type="float" office:value="0.099206349206349" calcext:value-type="float">
            <text:p>0,0992</text:p>
          </table:table-cell>
          <table:table-cell table:style-name="ce4" office:value-type="float" office:value="0.05350454788657" calcext:value-type="float">
            <text:p>0,0535</text:p>
          </table:table-cell>
          <table:table-cell table:style-name="ce4" office:value-type="float" office:value="0.022114108801415" calcext:value-type="float">
            <text:p>0,0221</text:p>
          </table:table-cell>
        </table:table-row>
        <table:table-row table:style-name="ro1">
          <table:table-cell/>
          <table:table-cell office:value-type="string" calcext:value-type="string">
            <text:p>teor. eps=0,25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eor. eps=0,5</text:p>
          </table:table-cell>
          <table:table-cell table:number-columns-repeated="3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teor. eps=0,75</text:p>
          </table:table-cell>
          <table:table-cell table:number-columns-repeated="3" office:value-type="float" office:value="75" calcext:value-type="float">
            <text:p>75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teor. eps=0,9</text:p>
          </table:table-cell>
          <table:table-cell table:number-columns-repeated="3" office:value-type="float" office:value="90" calcext:value-type="float">
            <text:p>9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16:48:25.99076307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4:48:22.835460751</meta:creation-date>
    <dc:date>2015-11-11T17:08:08.890352096</dc:date>
    <meta:editing-duration>PT1H50M</meta:editing-duration>
    <meta:editing-cycles>14</meta:editing-cycles>
    <meta:generator>LibreOffice/4.4.5.2$Linux_X86_64 LibreOffice_project/40m0$Build-2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87cm" svg:height="9.908cm" xlink:href=".." xlink:type="simple" chart:class="chart:bar" chart:row-mapping="0 1 2" chart:style-name="ch1">
        <chart:legend chart:legend-position="end" svg:x="15.936cm" svg:y="2.912cm" style:legend-expansion="high" chart:style-name="ch2"/>
        <chart:plot-area chart:style-name="ch3" table:cell-range-address="List1.B10:List1.H18" chart:data-source-has-labels="both" svg:x="1.388cm" svg:y="0.198cm" svg:width="14.171cm" svg:height="8.531cm">
          <chartooo:coordinate-region svg:x="2.195cm" svg:y="0.397cm" svg:width="13.364cm" svg:height="7.685cm"/>
          <chart:axis chart:dimension="x" chart:name="primary-x" chart:style-name="ch4" chartooo:axis-type="text">
            <chart:title svg:x="8.323cm" svg:y="8.927cm" chart:style-name="ch5">
              <text:p>n</text:p>
            </chart:title>
            <chart:categories table:cell-range-address="List1.C10:List1.H10"/>
          </chart:axis>
          <chart:axis chart:dimension="y" chart:name="primary-y" chart:style-name="ch6">
            <chart:title svg:x="0.451cm" svg:y="5.261cm" chart:style-name="ch7">
              <text:p>Chyba [%]</text:p>
            </chart:title>
            <chart:grid chart:style-name="ch8" chart:class="major"/>
          </chart:axis>
          <chart:series chart:style-name="ch9" chart:values-cell-range-address="List1.C11:List1.H11" chart:label-cell-address="List1.B11:List1.B11" chart:class="chart:bar">
            <chart:data-point chart:repeated="6"/>
          </chart:series>
          <chart:series chart:style-name="ch10" chart:values-cell-range-address="List1.C12:List1.H12" chart:label-cell-address="List1.B12:List1.B12" chart:class="chart:bar">
            <chart:data-point chart:repeated="6"/>
          </chart:series>
          <chart:series chart:style-name="ch11" chart:values-cell-range-address="List1.C13:List1.H13" chart:label-cell-address="List1.B13:List1.B13" chart:class="chart:bar">
            <chart:data-point chart:repeated="6"/>
          </chart:series>
          <chart:series chart:style-name="ch12" chart:values-cell-range-address="List1.C14:List1.H14" chart:label-cell-address="List1.B14:List1.B14" chart:class="chart:bar">
            <chart:data-point chart:repeated="6"/>
          </chart:series>
          <chart:series chart:style-name="ch10" chart:values-cell-range-address="List1.C15:List1.H15" chart:label-cell-address="List1.B15:List1.B15" chart:class="chart:bar">
            <chart:data-point chart:repeated="6"/>
          </chart:series>
          <chart:series chart:style-name="ch13" chart:values-cell-range-address="List1.C16:List1.H16" chart:label-cell-address="List1.B16:List1.B16" chart:class="chart:bar">
            <chart:data-point chart:repeated="6"/>
          </chart:series>
          <chart:series chart:style-name="ch14" chart:values-cell-range-address="List1.C17:List1.H17" chart:label-cell-address="List1.B17:List1.B17" chart:class="chart:bar">
            <chart:data-point chart:repeated="6"/>
          </chart:series>
          <chart:series chart:style-name="ch15" chart:values-cell-range-address="List1.C18:List1.H18" chart:label-cell-address="List1.B18:List1.B18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10:List1.H1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eps=0,25</text:p>
                <draw:g>
                  <svg:desc>List1.B11:List1.B11</svg:desc>
                </draw:g>
              </table:table-cell>
              <table:table-cell office:value-type="float" office:value="0">
                <text:p>0</text:p>
                <draw:g>
                  <svg:desc>List1.C11:List1.H11</svg:desc>
                </draw:g>
              </table:table-cell>
              <table:table-cell office:value-type="float" office:value="0.083682008368201">
                <text:p>0.083682008368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ps=0,5</text:p>
                <draw:g>
                  <svg:desc>List1.B12:List1.B12</svg:desc>
                </draw:g>
              </table:table-cell>
              <table:table-cell office:value-type="float" office:value="0">
                <text:p>0</text:p>
                <draw:g>
                  <svg:desc>List1.C12:List1.H12</svg:desc>
                </draw:g>
              </table:table-cell>
              <table:table-cell office:value-type="float" office:value="0.083682008368201">
                <text:p>0.083682008368201</text:p>
              </table:table-cell>
              <table:table-cell office:value-type="float" office:value="0">
                <text:p>0</text:p>
              </table:table-cell>
              <table:table-cell office:value-type="float" office:value="0.03690036900369">
                <text:p>0.03690036900369</text:p>
              </table:table-cell>
              <table:table-cell office:value-type="float" office:value="0.05350454788657">
                <text:p>0.05350454788657</text:p>
              </table:table-cell>
              <table:table-cell office:value-type="float" office:value="0.022114108801415">
                <text:p>0.022114108801415</text:p>
              </table:table-cell>
            </table:table-row>
            <table:table-row>
              <table:table-cell office:value-type="string">
                <text:p>eps=0,75</text:p>
                <draw:g>
                  <svg:desc>List1.B13:List1.B13</svg:desc>
                </draw:g>
              </table:table-cell>
              <table:table-cell office:value-type="float" office:value="0">
                <text:p>0</text:p>
                <draw:g>
                  <svg:desc>List1.C13:List1.H13</svg:desc>
                </draw:g>
              </table:table-cell>
              <table:table-cell office:value-type="float" office:value="0.083682008368201">
                <text:p>0.083682008368201</text:p>
              </table:table-cell>
              <table:table-cell office:value-type="float" office:value="0.12847965738758">
                <text:p>0.12847965738758</text:p>
              </table:table-cell>
              <table:table-cell office:value-type="float" office:value="0.099206349206349">
                <text:p>0.099206349206349</text:p>
              </table:table-cell>
              <table:table-cell office:value-type="float" office:value="0.05350454788657">
                <text:p>0.05350454788657</text:p>
              </table:table-cell>
              <table:table-cell office:value-type="float" office:value="0.022114108801415">
                <text:p>0.022114108801415</text:p>
              </table:table-cell>
            </table:table-row>
            <table:table-row>
              <table:table-cell office:value-type="string">
                <text:p>eps=0,9</text:p>
                <draw:g>
                  <svg:desc>List1.B14:List1.B14</svg:desc>
                </draw:g>
              </table:table-cell>
              <table:table-cell office:value-type="float" office:value="2.6936026936027">
                <text:p>2.6936026936027</text:p>
                <draw:g>
                  <svg:desc>List1.C14:List1.H14</svg:desc>
                </draw:g>
              </table:table-cell>
              <table:table-cell office:value-type="float" office:value="1.0810810810811">
                <text:p>1.0810810810811</text:p>
              </table:table-cell>
              <table:table-cell office:value-type="float" office:value="0.12847965738758">
                <text:p>0.12847965738758</text:p>
              </table:table-cell>
              <table:table-cell office:value-type="float" office:value="0.099206349206349">
                <text:p>0.099206349206349</text:p>
              </table:table-cell>
              <table:table-cell office:value-type="float" office:value="0.05350454788657">
                <text:p>0.05350454788657</text:p>
              </table:table-cell>
              <table:table-cell office:value-type="float" office:value="0.022114108801415">
                <text:p>0.022114108801415</text:p>
              </table:table-cell>
            </table:table-row>
            <table:table-row>
              <table:table-cell office:value-type="string">
                <text:p>teor. eps=0,25</text:p>
                <draw:g>
                  <svg:desc>List1.B15:List1.B15</svg:desc>
                </draw:g>
              </table:table-cell>
              <table:table-cell office:value-type="float" office:value="25">
                <text:p>25</text:p>
                <draw:g>
                  <svg:desc>List1.C15:List1.H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eor. eps=0,5</text:p>
                <draw:g>
                  <svg:desc>List1.B16:List1.B16</svg:desc>
                </draw:g>
              </table:table-cell>
              <table:table-cell office:value-type="float" office:value="50">
                <text:p>50</text:p>
                <draw:g>
                  <svg:desc>List1.C16:List1.H1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teor. eps=0,75</text:p>
                <draw:g>
                  <svg:desc>List1.B17:List1.B17</svg:desc>
                </draw:g>
              </table:table-cell>
              <table:table-cell office:value-type="float" office:value="75">
                <text:p>75</text:p>
                <draw:g>
                  <svg:desc>List1.C17:List1.H17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teor. eps=0,9</text:p>
                <draw:g>
                  <svg:desc>List1.B18:List1.B18</svg:desc>
                </draw:g>
              </table:table-cell>
              <table:table-cell office:value-type="float" office:value="90">
                <text:p>90</text:p>
                <draw:g>
                  <svg:desc>List1.C18:List1.H18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